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4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Mission and Principles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Mission and v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 robotics and mechatronics available to the widest possible audienc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incip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re-usable material for widespread u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 open source to remove barriers to acces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vide a friendly and positive atmosphere for learning.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dou </meta:initial-creator>
    <meta:creation-date>2015-10-04T11:22:27.136311745</meta:creation-date>
    <dc:date>2015-10-04T11:30:36.665822100</dc:date>
    <dc:creator>fdou </dc:creator>
    <meta:editing-duration>PT2M38S</meta:editing-duration>
    <meta:editing-cycles>3</meta:editing-cycles>
    <meta:generator>LibreOffice/4.2.8.2$Linux_X86_64 LibreOffice_project/420m0$Build-2</meta:generator>
    <meta:document-statistic meta:table-count="1" meta:cell-count="6" meta:object-count="0"/>
  </office:meta>
</office:document-meta>
</file>